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" svg:font-family="Dotum, Verdana, AppleGothic, sans-serif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50b8e" officeooo:paragraph-rsid="00150b8e"/>
    </style:style>
    <style:style style:name="P2" style:family="paragraph" style:parent-style-name="Standard">
      <style:text-properties officeooo:rsid="0017407f" officeooo:paragraph-rsid="00150b8e"/>
    </style:style>
    <style:style style:name="P3" style:family="paragraph" style:parent-style-name="Standard">
      <style:text-properties officeooo:rsid="0017407f" officeooo:paragraph-rsid="0017407f"/>
    </style:style>
    <style:style style:name="P4" style:family="paragraph" style:parent-style-name="Standard">
      <style:text-properties officeooo:rsid="0017407f" officeooo:paragraph-rsid="0018f219"/>
    </style:style>
    <style:style style:name="P5" style:family="paragraph" style:parent-style-name="Standard">
      <style:text-properties officeooo:rsid="001bb863" officeooo:paragraph-rsid="001bb863"/>
    </style:style>
    <style:style style:name="T1" style:family="text">
      <style:text-properties officeooo:rsid="00155ac0"/>
    </style:style>
    <style:style style:name="T2" style:family="text">
      <style:text-properties officeooo:rsid="0018f219"/>
    </style:style>
    <style:style style:name="T3" style:family="text">
      <style:text-properties fo:font-variant="normal" fo:text-transform="none" fo:color="#666666" style:font-name="Dotum" fo:font-size="9pt" fo:letter-spacing="normal" fo:font-style="normal" fo:font-weight="normal"/>
    </style:style>
    <style:style style:name="T4" style:family="text">
      <style:text-properties fo:font-variant="normal" fo:text-transform="none" fo:color="#666666" fo:letter-spacing="normal"/>
    </style:style>
    <style:style style:name="T5" style:family="text">
      <style:text-properties fo:font-variant="normal" fo:text-transform="none" fo:color="#666666" fo:letter-spacing="normal" style:font-name-asian="Dotum" style:font-size-asian="9pt" style:font-style-asian="normal" style:font-weight-asian="normal"/>
    </style:style>
    <style:style style:name="T6" style:family="text">
      <style:text-properties fo:font-variant="normal" fo:text-transform="none" fo:color="#333333" style:text-line-through-style="none" style:text-line-through-type="none" style:font-name="Dotum" fo:font-size="9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style:font-name-asian="Dotum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정보보호시스템(01)</text:p>
      <text:p text:style-name="Standard"/>
      <text:p text:style-name="P1">20144787_정호영</text:p>
      <text:p text:style-name="P1"/>
      <text:p text:style-name="P1"/>
      <text:p text:style-name="P1">과제2 </text:p>
      <text:p text:style-name="P1"/>
      <text:p text:style-name="P1">1. <text:s/>shadow에서 계정(본인), 암호 생성일자, 사용 기간</text:p>
      <text:p text:style-name="P1">=&gt; kbsong:$6$cpFrLInI$lHU9fSbb2w/L/EcE2uvHpK4FaCxNYRu0yXYZ4d580HfzmZqPGwzNGIHaS54b1He8H.B2f6rLZXG.fzf.zhUro0:18180:0:99999:7:::</text:p>
      <text:p text:style-name="P1"/>
      <text:p text:style-name="P1">계정 : kbsong</text:p>
      <text:p text:style-name="P1">암호 생성일자 : 18180</text:p>
      <text:p text:style-name="P1">사용 기간 : 99999</text:p>
      <text:p text:style-name="P1"/>
      <text:p text:style-name="P1">2.패스워드 정책(passwd)</text:p>
      <text:p text:style-name="P1">root@chosun:/home/chosun/20144787# grep ^PASS /etc/login.defs</text:p>
      <text:p text:style-name="P1">PASS_MAX_DAYS<text:tab/>99999<text:tab/><text:tab/><text:tab/><text:tab/></text:p>
      <text:p text:style-name="P1">PASS_MIN_DAYS<text:tab/>0</text:p>
      <text:p text:style-name="P1">PASS_WARN_AGE<text:tab/>7</text:p>
      <text:p text:style-name="P1"/>
      <text:p text:style-name="P1">결과 =&gt; 패스워드 최소 길이는 없습니다. </text:p>
      <text:p text:style-name="P1"/>
      <text:p text:style-name="P2">################# OBSOLETED BY PAM ##############</text:p>
      <text:p text:style-name="P2">#<text:tab/><text:tab/><text:tab/><text:tab/><text:tab/><text:tab/>#</text:p>
      <text:p text:style-name="P2"># These options are now handled by PAM. Please<text:tab/>#</text:p>
      <text:p text:style-name="P2"># edit the appropriate file in /etc/pam.d/ to<text:tab/>#</text:p>
      <text:p text:style-name="P2"># enable the equivelants of them.</text:p>
      <text:p text:style-name="P2">#</text:p>
      <text:p text:style-name="P2">###############</text:p>
      <text:p text:style-name="P2"/>
      <text:p text:style-name="P2">#MOTD_FILE</text:p>
      <text:p text:style-name="P2">#DIALUPS_CHECK_ENAB</text:p>
      <text:p text:style-name="P2">#LASTLOG_ENAB</text:p>
      <text:p text:style-name="P2">#MAIL_CHECK_ENAB</text:p>
      <text:p text:style-name="P2">#OBSCURE_CHECKS_ENAB</text:p>
      <text:p text:style-name="P2">#PORTTIME_CHECKS_ENAB</text:p>
      <text:p text:style-name="P2">#SU_WHEEL_ONLY</text:p>
      <text:p text:style-name="P2">#CRACKLIB_DICTPATH</text:p>
      <text:p text:style-name="P2">#PASS_CHANGE_TRIES</text:p>
      <text:p text:style-name="P2"><text:soft-page-break/>#PASS_ALWAYS_WARN</text:p>
      <text:p text:style-name="P2">#ENVIRON_FILE</text:p>
      <text:p text:style-name="P2">#NOLOGINS_FILE</text:p>
      <text:p text:style-name="P2">#ISSUE_FILE</text:p>
      <text:p text:style-name="P2">#PASS_MIN_LEN</text:p>
      <text:p text:style-name="P2">#PASS_MAX_LEN</text:p>
      <text:p text:style-name="P2">#ULIMIT</text:p>
      <text:p text:style-name="P2">#ENV_HZ</text:p>
      <text:p text:style-name="P2">#CHFN_AUTH</text:p>
      <text:p text:style-name="P2">#CHSH_AUTH</text:p>
      <text:p text:style-name="P2">#FAIL_DELAY</text:p>
      <text:p text:style-name="P4"/>
      <text:p text:style-name="P4"/>
      <text:p text:style-name="P4">root@chosun:/home/chosun/20144787# chage -l chosun</text:p>
      <text:p text:style-name="P4">마지막으로 암호를 바꾼 날<text:tab/><text:tab/><text:tab/><text:tab/><text:tab/>: <text:s/>2월 26, 2019</text:p>
      <text:p text:style-name="P4">암호 만료<text:tab/><text:tab/><text:tab/><text:tab/><text:tab/>: 안함</text:p>
      <text:p text:style-name="P4">암호가 비활성화 기간<text:tab/><text:tab/><text:tab/><text:tab/><text:tab/>: 안함</text:p>
      <text:p text:style-name="P4">계정 만료<text:tab/><text:tab/><text:tab/><text:tab/><text:tab/><text:tab/>: 안함</text:p>
      <text:p text:style-name="P4">암호를 바꿀 수 있는 최소 날 수<text:tab/><text:tab/>: 0</text:p>
      <text:p text:style-name="P4">암호를 바꿔야 하는 최대 날 수<text:tab/><text:tab/>: 99999</text:p>
      <text:p text:style-name="P4">암호 만료 예고를 하는 날 수<text:tab/><text:tab/>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" svg:font-family="Dotum, Verdana, AppleGothic, sans-serif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7:01:22.759050227</meta:creation-date>
    <dc:date>2019-10-11T17:55:50.119151691</dc:date>
    <meta:editing-duration>PT13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232" meta:character-count="1061" meta:non-whitespace-character-count="932"/>
  </office:meta>
</office:document-meta>
</file>